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office:automatic-styles>
  <office:body>
    <office:text text:use-soft-page-breaks="true">
      <text:p text:style-name="P1">Vous<text:s/>êtes-vous<text:s/>déjà demandés si nous pourrions déterminer des différences entre des tableaux anglo-saxons et ceux français du XVIII ? Probablement pas mais c’est la question que beaucoup de chercheurs et chercheuses se posent. En effet, depuis de longues années, il y a deux écoles. Celles et ceux pensent que nous ne pouvons pas reconnaître la nationalité du peintre au simple regard d’un tableau en posant l’hypothèse d’une trop grande influence culturelle entre l’Angleterre et la France de cette époque. D’autres pensent que l’influence n’est pas assez forte et <text:s/>qu’un vrai spécialiste objectif pourrait réussirait à discriminer ces tableaux et leur faire ressortir ces différences.</text:p>
      <text:p text:style-name="P2">Quoi qu’il en soit, dans les deux camps, nous voulons convaincre l’autre. Lui prouver par A+B que l’opposant à<text:s/>tort.</text:p>
      <text:p text:style-name="P3"/>
      <text:p text:style-name="P4">Vous vous<text:s/>êtes<text:s/>déjà demandés comment différence</text:p>
      <text:p text:style-name="P5"/>
      <text:p text:style-name="P6">Nous étendrons également ce sujet d’étude et ces possibles comparaisons à d’autres milieux d’études.</text:p>
      <text:p text:style-name="P7"/>
      <text:p text:style-name="P8"/>
      <text:p text:style-name="P9">Demander de mettre en place un outil capable de grouper tous les tableaux qu’on lui demande.</text:p>
      <text:p text:style-name="P10">Le but est de regrouper tous les tableaux pour qu’il nous donne un compte rendu.</text:p>
      <text:p text:style-name="P11"/>
      <text:p text:style-name="P12">Accueil du site</text:p>
      <text:p text:style-name="P13">Une fois que le modèle est entraîné il affiche</text:p>
      <text:p text:style-name="P14"/>
      <text:p text:style-name="P15">Donner les critères d’un tableau</text:p>
      <text:p text:style-name="P16"/>
      <text:p text:style-name="P17">Création de modèles qui collent au mieux de nos prédictions mais nous pourrons étendre notre travail</text:p>
      <text:p text:style-name="P18"/>
      <text:p text:style-name="P19">Conclusion sur ce qu’on attend de l’auditoire</text:p>
      <text:p text:style-name="P20"/>
      <text:p text:style-name="P21">On vous invite à nous proposer des problématiques dans un domaine préc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François Verdelhan</dc:creator>
    <meta:creation-date>2022-11-24T18:05:00Z</meta:creation-date>
    <dc:date>2022-11-24T18:08:00Z</dc:date>
    <meta:template xlink:href="Normal.dotm" xlink:type="simple"/>
    <meta:editing-cycles>4</meta:editing-cycles>
    <meta:editing-duration>PT0S</meta:editing-duration>
    <meta:document-statistic meta:page-count="1" meta:paragraph-count="2" meta:word-count="223" meta:character-count="1450" meta:row-count="10" meta:non-whitespace-character-count="1229"/>
  </office:meta>
</office:document-meta>
</file>